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903in" fo:margin-top="0in" fo:margin-bottom="0.0785in" table:align="center"/>
    </style:style>
    <style:style style:name="Table1.A" style:family="table-column">
      <style:table-column-properties style:column-width="0.6229in"/>
    </style:style>
    <style:style style:name="Table1.B" style:family="table-column">
      <style:table-column-properties style:column-width="1.741in"/>
    </style:style>
    <style:style style:name="Table1.C" style:family="table-column">
      <style:table-column-properties style:column-width="0.6292in"/>
    </style:style>
    <style:style style:name="Table1.D" style:family="table-column">
      <style:table-column-properties style:column-width="1.7333in"/>
    </style:style>
    <style:style style:name="Table1.E" style:family="table-column">
      <style:table-column-properties style:column-width="0.6243in"/>
    </style:style>
    <style:style style:name="Table1.F" style:family="table-column">
      <style:table-column-properties style:column-width="1.7396in"/>
    </style:style>
    <style:style style:name="Table1.A1" style:family="table-cell">
      <style:table-cell-properties fo:padding="0in" fo:border="none"/>
    </style:style>
    <style:style style:name="Table1.A6" style:family="table-cell">
      <style:table-cell-properties fo:padding="0in" fo:border-left="none" fo:border-right="none" fo:border-top="none" fo:border-bottom="1pt solid #760029"/>
    </style:style>
    <style:style style:name="Table2" style:family="table">
      <style:table-properties style:width="7.0875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3.4903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5014in"/>
    </style:style>
    <style:style style:name="Table2.E" style:family="table-column">
      <style:table-column-properties style:column-width="0.3715in"/>
    </style:style>
    <style:style style:name="Table2.F" style:family="table-column">
      <style:table-column-properties style:column-width="1.1236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.0194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.0194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" fo:background-color="transparent" fo:padding="0.0194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e2.5" style:family="table-row">
      <style:table-row-properties style:min-row-height="0.1965in" fo:keep-together="always"/>
    </style:style>
    <style:style style:name="Table2.A5" style:family="table-cell">
      <style:table-cell-properties style:vertical-align="bottom" fo:background-color="transparent" fo:padding="0.0194in" fo:border-left="none" fo:border-right="none" fo:border-top="1pt solid #760029" fo:border-bottom="none">
        <style:background-image/>
      </style:table-cell-properties>
    </style:style>
    <style:style style:name="Table2.C5" style:family="table-cell">
      <style:table-cell-properties style:vertical-align="middle" fo:background-color="transparent" fo:padding="0.0382in" fo:border-left="none" fo:border-right="none" fo:border-top="1pt solid #760029" fo:border-bottom="none">
        <style:background-image/>
      </style:table-cell-properties>
    </style:style>
    <style:style style:name="Table2.A6" style:family="table-cell">
      <style:table-cell-properties style:vertical-align="bottom" fo:background-color="transparent" fo:padding="0.0194in" fo:border="none">
        <style:background-image/>
      </style:table-cell-properties>
    </style:style>
    <style:style style:name="Table2.C6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C11" style:family="table-cell">
      <style:table-cell-properties style:vertical-align="middle" fo:background-color="transparent" fo:padding="0.0382in" fo:border-left="none" fo:border-right="none" fo:border-top="1pt solid #760029" fo:border-bottom="1pt solid #760029">
        <style:background-image/>
      </style:table-cell-properties>
    </style:style>
    <style:style style:name="P1" style:family="paragraph" style:parent-style-name="Standard">
      <style:text-properties fo:font-size="6pt" officeooo:paragraph-rsid="00b1435b" style:font-size-asian="5.25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4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1435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10pt" fo:font-style="normal" fo:font-weight="normal" officeooo:rsid="005f8299" officeooo:paragraph-rsid="0099bcbb" style:font-size-asian="10pt" style:font-style-asian="normal" style:font-weight-asian="normal" style:font-size-complex="10pt"/>
    </style:style>
    <style:style style:name="P5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10pt" fo:font-style="normal" fo:font-weight="normal" officeooo:rsid="005f8299" officeooo:paragraph-rsid="0099bcbb" style:font-size-asian="10pt" style:font-style-asian="normal" style:font-weight-asian="normal" style:font-size-complex="10pt"/>
    </style:style>
    <style:style style:name="P6" style:family="paragraph" style:parent-style-name="Standard">
      <style:text-properties fo:color="#000000" loext:opacity="100%" style:font-name="Helvetica1" fo:font-size="4pt" fo:font-style="normal" fo:font-weight="normal" officeooo:rsid="005f8299" officeooo:paragraph-rsid="008e2884" style:font-size-asian="3.5pt" style:font-style-asian="normal" style:font-weight-asian="normal" style:font-size-complex="4pt"/>
    </style:style>
    <style:style style:name="P7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1435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1435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715a4" officeooo:paragraph-rsid="00b871a5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1435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1435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.0591in" fo:margin-top="0.0835in" fo:margin-bottom="0.0417in" style:contextual-spacing="false" fo:text-align="end" style:justify-single-word="false" fo:text-indent="0in" style:auto-text-indent="false"/>
      <style:text-properties fo:color="#760029" loext:opacity="100%" style:font-name="Helvetica" fo:font-size="9pt" fo:font-weight="bold" officeooo:paragraph-rsid="00a0437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Helvetica" fo:font-size="8pt" officeooo:paragraph-rsid="009e8c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Helvetica1" fo:font-size="7.5pt" officeooo:paragraph-rsid="009e8cc6" style:font-size-asian="7.5pt" style:font-size-complex="7.5pt"/>
    </style:style>
    <style:style style:name="P18" style:family="paragraph" style:parent-style-name="Table_20_Contents">
      <style:text-properties style:font-name="Helvetica1" fo:font-size="7.5pt" officeooo:paragraph-rsid="0099bcbb" style:font-size-asian="7.5pt" style:font-size-complex="7.5pt"/>
    </style:style>
    <style:style style:name="P19" style:family="paragraph" style:parent-style-name="Table_20_Contents">
      <style:text-properties style:font-name="Helvetica1" fo:font-size="7.5pt" officeooo:paragraph-rsid="00bb97fc" style:font-size-asian="7.5pt" style:font-size-complex="7.5pt"/>
    </style:style>
    <style:style style:name="P20" style:family="paragraph" style:parent-style-name="Table_20_Contents">
      <style:text-properties style:font-name="Helvetica1" fo:font-size="7.5pt" officeooo:paragraph-rsid="00be4e38" style:font-size-asian="7.5pt" style:font-size-complex="7.5pt"/>
    </style:style>
    <style:style style:name="P21" style:family="paragraph" style:parent-style-name="Table_20_Contents">
      <style:paragraph-properties fo:line-height="100%"/>
      <style:text-properties style:font-name="Helvetica1" fo:font-size="7.5pt" officeooo:rsid="00d1f67b" officeooo:paragraph-rsid="00b7f38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Helvetica1" fo:font-size="7.5pt" officeooo:rsid="00d1f67b" officeooo:paragraph-rsid="00be4e38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1" fo:font-size="7.5pt" officeooo:rsid="00d1f67b" officeooo:paragraph-rsid="00b7f38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666666" loext:opacity="100%" style:font-name="Helvetica1" fo:font-size="8pt" fo:language="zxx" fo:country="none" officeooo:rsid="0086f571" officeooo:paragraph-rsid="008cd27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color="#666666" loext:opacity="100%" style:font-name="Helvetica1" fo:font-size="8pt" fo:language="zxx" fo:country="none" officeooo:rsid="0086f571" officeooo:paragraph-rsid="008cd27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666666" loext:opacity="100%" style:font-name="Helvetica1" fo:font-size="8pt" fo:language="zxx" fo:country="none" officeooo:rsid="0086f571" officeooo:paragraph-rsid="008cd27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in" fo:margin-right="0.0598in" fo:margin-top="0.0299in" fo:margin-bottom="0.0402in" style:contextual-spacing="false" fo:text-align="end" style:justify-single-word="false" fo:text-indent="0in" style:auto-text-indent="false"/>
      <style:text-properties fo:color="#666666" loext:opacity="100%" style:font-name="Helvetica1" fo:font-size="8pt" fo:language="zxx" fo:country="none" officeooo:rsid="0086f571" officeooo:paragraph-rsid="008cd27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in" fo:margin-right="0.0598in" fo:margin-top="0.0299in" fo:margin-bottom="0.0402in" style:contextual-spacing="false" fo:text-align="end" style:justify-single-word="false" fo:text-indent="0in" style:auto-text-indent="false"/>
      <style:text-properties fo:color="#666666" loext:opacity="100%" style:font-name="Helvetica1" fo:font-size="8pt" fo:language="zxx" fo:country="none" officeooo:rsid="0086f571" officeooo:paragraph-rsid="009ebfd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666666" loext:opacity="100%" style:font-name="Helvetica1" fo:font-size="8pt" fo:language="zxx" fo:country="none" officeooo:rsid="0086f571" officeooo:paragraph-rsid="009ebfd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in" fo:margin-right="0.0598in" fo:margin-top="0.0299in" fo:margin-bottom="0.0402in" style:contextual-spacing="false" fo:text-align="end" style:justify-single-word="false" fo:text-indent="0in" style:auto-text-indent="false"/>
      <style:text-properties fo:color="#666666" loext:opacity="100%" style:font-name="Helvetica1" fo:font-size="8pt" fo:language="zxx" fo:country="none" officeooo:paragraph-rsid="008cd275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666666" loext:opacity="100%" style:font-name="Helvetica1" fo:font-size="8pt" officeooo:paragraph-rsid="00b11dd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666666" loext:opacity="100%" style:font-name="Helvetica1" fo:font-size="8pt" officeooo:paragraph-rsid="00ab208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666666" loext:opacity="100%" style:font-name="Helvetica1" fo:font-size="8pt" officeooo:paragraph-rsid="00a8f0a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fo:color="#666666" loext:opacity="100%" style:font-name="Helvetica1" fo:font-size="8pt" officeooo:rsid="00d1f67b" officeooo:paragraph-rsid="00a8f0a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/>
      <style:text-properties fo:color="#666666" loext:opacity="100%" style:font-name="Helvetica1" fo:font-size="8pt" officeooo:rsid="00d1f67b" officeooo:paragraph-rsid="00e9ac2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color="#666666" loext:opacity="100%" style:font-name="Helvetica1" fo:font-size="8pt" officeooo:rsid="00d1f67b" officeooo:paragraph-rsid="00e9ac2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fo:color="#666666" loext:opacity="100%" style:font-name="Helvetica1" fo:font-size="8pt" officeooo:rsid="00d1f67b" officeooo:paragraph-rsid="00e9ac2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fo:color="#666666" loext:opacity="100%" style:font-name="Helvetica1" fo:font-size="8pt" officeooo:rsid="00d1f67b" officeooo:paragraph-rsid="00ab208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in" fo:margin-right="0.0598in" fo:margin-top="0.0299in" fo:margin-bottom="0.0402in" style:contextual-spacing="false" fo:text-align="end" style:justify-single-word="false" fo:text-indent="0in" style:auto-text-indent="false"/>
      <style:text-properties fo:color="#666666" loext:opacity="100%" style:font-name="Helvetica1" fo:font-size="8pt" officeooo:paragraph-rsid="00b11dd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fo:color="#666666" loext:opacity="100%" style:font-name="Helvetica1" fo:font-size="7.5pt" officeooo:rsid="00d1f67b" officeooo:paragraph-rsid="00ba5a7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fo:color="#666666" loext:opacity="100%" style:font-name="Helvetica1" fo:font-size="7.5pt" officeooo:rsid="00d1f67b" officeooo:paragraph-rsid="00b7f38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fo:color="#666666" loext:opacity="100%" style:font-name="Helvetica1" fo:font-size="7.5pt" officeooo:rsid="00d1f67b" officeooo:paragraph-rsid="00be4e38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86f571" officeooo:paragraph-rsid="009ebfd5" style:font-name-asian="Tahoma" style:font-size-asian="8pt" style:language-asian="zxx" style:country-asian="none" style:font-style-asian="normal" style:font-weight-asian="normal" style:font-name-complex="Liberation Sans1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3b3838" loext:opacity="100%" style:font-name="Helvetica1" fo:font-size="7.5pt" fo:font-weight="bold" officeooo:paragraph-rsid="009e8cc6" style:font-size-asian="7.5pt" style:font-weight-asian="bold" style:font-size-complex="7.5pt" style:font-weight-complex="bold"/>
    </style:style>
    <style:style style:name="P46" style:family="paragraph" style:parent-style-name="Table_20_Contents">
      <style:text-properties fo:color="#3b3838" loext:opacity="100%" style:font-name="Helvetica1" fo:font-size="7.5pt" fo:font-weight="bold" officeooo:rsid="006e6355" officeooo:paragraph-rsid="0099bcbb" style:font-size-asian="7.5pt" style:font-weight-asian="bold" style:font-size-complex="7.5pt" style:font-weight-complex="bold"/>
    </style:style>
    <style:style style:name="P47" style:family="paragraph" style:parent-style-name="Table_20_Contents">
      <style:text-properties fo:color="#3b3838" loext:opacity="100%" style:font-name="Helvetica1" fo:font-size="7.5pt" fo:font-weight="bold" officeooo:paragraph-rsid="0099bcbb" style:font-size-asian="7.5pt" style:font-weight-asian="bold" style:font-size-complex="7.5pt" style:font-weight-complex="bold"/>
    </style:style>
    <style:style style:name="P48" style:family="paragraph" style:parent-style-name="Table_20_Contents">
      <style:paragraph-properties fo:margin-left="0.0591in" fo:margin-right="0.0591in" fo:margin-top="0.0417in" fo:margin-bottom="0.0417in" style:contextual-spacing="false" fo:text-align="end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.0591in" fo:margin-top="0.0417in" fo:margin-bottom="0.0417in" style:contextual-spacing="false" fo:text-align="end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2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fo:color="#3b3838" loext:opacity="100%" fo:font-size="8pt" fo:font-weight="bold" officeooo:rsid="005f8299" officeooo:paragraph-rsid="009e8cc6" style:font-size-asian="8pt" style:font-weight-asian="bold" style:font-size-complex="8pt" style:font-weight-complex="bold"/>
    </style:style>
    <style:style style:name="P53" style:family="paragraph" style:parent-style-name="Standard">
      <style:text-properties officeooo:paragraph-rsid="0099ffab"/>
    </style:style>
    <style:style style:name="P54" style:family="paragraph" style:parent-style-name="Table_20_Contents">
      <style:paragraph-properties fo:margin-left="0in" fo:margin-right="0.0591in" fo:margin-top="0.0835in" fo:margin-bottom="0.0417in" style:contextual-spacing="false" fo:text-indent="0in" style:auto-text-indent="false"/>
      <style:text-properties fo:font-size="9pt" officeooo:paragraph-rsid="0099ff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style:font-name="Helvetica1" fo:font-size="7.5pt" officeooo:rsid="00d1f67b" officeooo:paragraph-rsid="00be4e38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style:font-name="Helvetica1" fo:font-size="7.5pt" officeooo:paragraph-rsid="00be4e38" style:font-size-asian="7.5pt" style:font-size-complex="7.5pt"/>
    </style:style>
    <style:style style:name="P57" style:family="paragraph" style:parent-style-name="Table_20_Contents">
      <style:text-properties fo:color="#666666" loext:opacity="100%" style:font-name="Helvetica1" fo:font-size="7.5pt" officeooo:rsid="00d1f67b" officeooo:paragraph-rsid="00be4e38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T1" style:family="text">
      <style:text-properties officeooo:rsid="00af823b"/>
    </style:style>
    <style:style style:name="T2" style:family="text">
      <style:text-properties fo:color="#7b222e" loext:opacity="100%" style:font-name="Helvetica" fo:font-weight="bold" style:font-weight-asian="bold"/>
    </style:style>
    <style:style style:name="T3" style:family="text">
      <style:text-properties fo:color="#7b222e" loext:opacity="100%" style:font-name="Helvetica" fo:font-weight="bold" officeooo:rsid="00a65d4c" style:font-weight-asian="bold"/>
    </style:style>
    <style:style style:name="T4" style:family="text">
      <style:text-properties officeooo:rsid="00a05d71"/>
    </style:style>
    <style:style style:name="T5" style:family="text">
      <style:text-properties officeooo:rsid="009871df"/>
    </style:style>
    <style:style style:name="T6" style:family="text">
      <style:text-properties style:font-name="Helvetica1" fo:font-style="normal" style:font-style-asian="normal"/>
    </style:style>
    <style:style style:name="T7" style:family="text">
      <style:text-properties style:font-name="Helvetica1" fo:font-style="normal" officeooo:rsid="009510b7" style:font-style-asian="normal"/>
    </style:style>
    <style:style style:name="T8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 officeooo:rsid="00509c8a"/>
    </style:style>
    <style:style style:name="T9" style:family="text">
      <style:text-properties fo:color="#666666" loext:opacity="100%" officeooo:rsid="00d1f67b" style:font-style-asian="normal" style:font-weight-asian="normal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072118278816">
          <table:table-cell table:style-name="Table1.A1" office:value-type="string">
            <text:p text:style-name="P45"><text:span text:style-name="T4">Supplier</text:span>:</text:p>
          </table:table-cell>
          <table:table-cell table:style-name="Table1.A1" office:value-type="string">
            <text:p text:style-name="P17"><text:placeholder text:placeholder-type="text">&lt;$BilledFrom.Name&gt;</text:placeholder></text:p>
          </table:table-cell>
          <table:table-cell table:style-name="Table1.A1" office:value-type="string">
            <text:p text:style-name="P47">Ship To:</text:p>
          </table:table-cell>
          <table:table-cell table:style-name="Table1.A1" office:value-type="string">
            <text:p text:style-name="P18"><text:placeholder text:placeholder-type="text">&lt;$ShipTo.Name&gt;</text:placeholder></text:p>
          </table:table-cell>
          <table:table-cell table:style-name="Table1.A1" office:value-type="string">
            <text:p text:style-name="P45"><text:span text:style-name="T5">Order</text:span> No:</text:p>
          </table:table-cell>
          <table:table-cell table:style-name="Table1.A1" office:value-type="string">
            <text:p text:style-name="P18"><text:placeholder text:placeholder-type="text">&lt;$Invoice.Number&gt;</text:placeholder></text:p>
          </table:table-cell>
        </table:table-row>
        <table:table-row table:style-name="TableLine2072118276512">
          <table:table-cell table:style-name="Table1.A1" office:value-type="string">
            <text:p text:style-name="P46">Address:</text:p>
          </table:table-cell>
          <table:table-cell table:style-name="Table1.A1" office:value-type="string">
            <text:p text:style-name="P23"><text:placeholder text:placeholder-type="text">&lt;@for line BilledFrom.Address&gt;</text:placeholder></text:p>
            <text:p text:style-name="P21"><text:placeholder text:placeholder-type="text">&lt;$line&gt;</text:placeholder></text:p>
            <text:p text:style-name="P42"><text:placeholder text:placeholder-type="text">&lt;@end&gt;</text:placeholder></text:p>
            <text:p text:style-name="P22"><text:placeholder text:placeholder-type="text">&lt;@if BilledFrom.PrintPostalCode&gt;</text:placeholder></text:p>
            <text:p text:style-name="P20"><text:placeholder text:placeholder-type="text">&lt;$BilledFrom.PostalCode&gt;</text:placeholder>, <text:placeholder text:placeholder-type="text">&lt;$BilledFrom.City&gt;</text:placeholder></text:p>
            <text:p text:style-name="P20"><text:span text:style-name="T9"><text:placeholder text:placeholder-type="text">&lt;@end&gt;</text:placeholder></text:span><text:s/></text:p>
            <text:p text:style-name="P22"><text:placeholder text:placeholder-type="text">&lt;@if BilledFrom.PrintCity&gt;</text:placeholder></text:p>
            <text:p text:style-name="P20"><text:placeholder text:placeholder-type="text">&lt;$BilledFrom.City&gt;</text:placeholder></text:p>
            <text:p text:style-name="P43"><text:placeholder text:placeholder-type="text">&lt;@end&gt;</text:placeholder></text:p>
            <text:p text:style-name="P43"><text:placeholder text:placeholder-type="text">&lt;$BilledFrom.Country&gt;</text:placeholder></text:p>
          </table:table-cell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23"><text:placeholder text:placeholder-type="text">&lt;@for line ShipTo.Address&gt;</text:placeholder></text:p>
            <text:p text:style-name="P21"><text:placeholder text:placeholder-type="text">&lt;$line&gt;</text:placeholder></text:p>
            <text:p text:style-name="P42"><text:placeholder text:placeholder-type="text">&lt;@end&gt;</text:placeholder></text:p>
            <text:p text:style-name="P22"><text:placeholder text:placeholder-type="text">&lt;@if ShipTo.PrintPostalCode&gt;</text:placeholder></text:p>
            <text:p text:style-name="P20"><text:placeholder text:placeholder-type="text">&lt;$ShipTo.PostalCode&gt;</text:placeholder>, <text:placeholder text:placeholder-type="text">&lt;$ShipTo.City&gt;</text:placeholder></text:p>
            <text:p text:style-name="P43"><text:placeholder text:placeholder-type="text">&lt;@end&gt;</text:placeholder></text:p>
            <text:p text:style-name="P43"><text:placeholder text:placeholder-type="text">&lt;@if ShipTo.PrintCity&gt;</text:placeholder></text:p>
            <text:p text:style-name="P20"><text:placeholder text:placeholder-type="text">&lt;$ShipTo.City&gt;</text:placeholder></text:p>
            <text:p text:style-name="P43"><text:placeholder text:placeholder-type="text">&lt;@end&gt;</text:placeholder></text:p>
            <text:p text:style-name="P43"><text:placeholder text:placeholder-type="text">&lt;$ShipTo.Country&gt;</text:placeholder></text:p>
          </table:table-cell>
          <table:table-cell table:style-name="Table1.A1" office:value-type="string">
            <text:p text:style-name="P45"><text:span text:style-name="T5">Order</text:span> Date:</text:p>
          </table:table-cell>
          <table:table-cell table:style-name="Table1.A1" office:value-type="string">
            <text:p text:style-name="P18"><text:placeholder text:placeholder-type="text">&lt;$Invoice.Date&gt;</text:placeholder></text:p>
          </table:table-cell>
        </table:table-row>
        <table:table-row table:style-name="TableLine2072118271904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47">Due Date:</text:p>
          </table:table-cell>
          <table:table-cell table:style-name="Table1.A1" office:value-type="string">
            <text:p text:style-name="P18"><text:placeholder text:placeholder-type="text">&lt;$Invoice.DueDate&gt;</text:placeholder></text:p>
          </table:table-cell>
        </table:table-row>
        <table:table-row table:style-name="TableLine2072118283424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47">PO/REF Nº:</text:p>
          </table:table-cell>
          <table:table-cell table:style-name="Table1.A1" office:value-type="string">
            <text:p text:style-name="P18"><text:placeholder text:placeholder-type="text">&lt;$Invoice.CustomerReference&gt;</text:placeholder></text:p>
          </table:table-cell>
        </table:table-row>
        <table:table-row table:style-name="TableLine2072118278240">
          <table:table-cell table:style-name="Table1.A1" office:value-type="string">
            <text:p text:style-name="P47">VAT no.:</text:p>
          </table:table-cell>
          <table:table-cell table:style-name="Table1.A1" office:value-type="string">
            <text:p text:style-name="P17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1.A1" office:value-type="string">
            <text:p text:style-name="P47">VAT no:</text:p>
          </table:table-cell>
          <table:table-cell table:style-name="Table1.A1" office:value-type="string">
            <text:p text:style-name="P18"><text:placeholder text:placeholder-type="text">&lt;$ShipTo.TaxId&gt;</text:placeholder>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18"/>
          </table:table-cell>
        </table:table-row>
        <table:table-row table:style-name="TableLine2072118287168">
          <table:table-cell table:style-name="Table1.A6" office:value-type="string">
            <text:p text:style-name="P47">Contact:</text:p>
          </table:table-cell>
          <table:table-cell table:style-name="Table1.A6" office:value-type="string">
            <text:p text:style-name="P17"><text:placeholder text:placeholder-type="text">&lt;$BilledFrom.Contact&gt;</text:placeholder></text:p>
          </table:table-cell>
          <table:table-cell table:style-name="Table1.A6" office:value-type="string">
            <text:p text:style-name="P47">Contact:</text:p>
          </table:table-cell>
          <table:table-cell table:style-name="Table1.A6" office:value-type="string">
            <text:p text:style-name="P18"><text:placeholder text:placeholder-type="text">&lt;$ShipTo.Contact&gt;</text:placeholder></text:p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18"/>
          </table:table-cell>
        </table:table-row>
      </table:table>
      <text:p text:style-name="P4"/>
      <text:p text:style-name="P52"><text:span text:style-name="T7">Order</text:span><text:span text:style-name="T6"> Ref: </text:span><text:span text:style-name="T6"><text:placeholder text:placeholder-type="text">&lt;@for order PurchaseOrders&gt;</text:placeholder></text:span><text:span text:style-name="T6"><text:placeholder text:placeholder-type="text">&lt;$order.OrderNumber&gt;</text:placeholder></text:span><text:span text:style-name="T6">,</text:span><text:span text:style-name="T6"><text:placeholder text:placeholder-type="text">&lt;@end&gt;</text:placeholder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0">Reference</text:p>
          </table:table-cell>
          <table:table-cell table:style-name="Table2.A1" office:value-type="string">
            <text:p text:style-name="P50">Description</text:p>
          </table:table-cell>
          <table:table-cell table:style-name="Table2.A1" office:value-type="string">
            <text:p text:style-name="P51">Qty.</text:p>
          </table:table-cell>
          <table:table-cell table:style-name="Table2.A1" table:number-columns-spanned="2" office:value-type="string">
            <text:p text:style-name="P49">Unit Price</text:p>
          </table:table-cell>
          <table:covered-table-cell/>
          <table:table-cell table:style-name="Table2.A1" office:value-type="string">
            <text:p text:style-name="P48">Total Amount</text:p>
          </table:table-cell>
        </table:table-row>
        <table:table-row table:style-name="Table2.2">
          <table:table-cell table:style-name="Table2.A2" office:value-type="string">
            <text:p text:style-name="P16"><text:placeholder text:placeholder-type="text">&lt;@for item InvoiceItems&gt;</text:placeholder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/>
          </table:table-cell>
          <table:table-cell table:style-name="Table2.A2" table:number-columns-spanned="2" office:value-type="string">
            <text:p text:style-name="P14"/>
          </table:table-cell>
          <table:covered-table-cell/>
          <table:table-cell table:style-name="Table2.A2" office:value-type="string">
            <text:p text:style-name="P14"/>
          </table:table-cell>
        </table:table-row>
        <table:table-row table:style-name="Table2.3">
          <table:table-cell table:style-name="Table2.A3" office:value-type="string">
            <text:p text:style-name="P32"><text:placeholder text:placeholder-type="text">&lt;$item.SupplierProductId&gt;</text:placeholder></text:p>
          </table:table-cell>
          <table:table-cell table:style-name="Table2.A3" office:value-type="string">
            <text:p text:style-name="P33"><text:placeholder text:placeholder-type="text">&lt;@IF item.Part&gt;</text:placeholder></text:p>
            <text:p text:style-name="P34"><text:placeholder text:placeholder-type="text">&lt;$item.Part&gt;</text:placeholder></text:p>
            <text:p text:style-name="P39"><text:placeholder text:placeholder-type="text">&lt;@end&gt;</text:placeholder></text:p>
            <text:p text:style-name="P35"><text:placeholder text:placeholder-type="text">&lt;@for desc item.Description&gt;</text:placeholder></text:p>
            <text:p text:style-name="P36"><text:placeholder text:placeholder-type="text">&lt;$desc&gt;</text:placeholder></text:p>
            <text:p text:style-name="P38"><text:placeholder text:placeholder-type="text">&lt;@end&gt;</text:placeholder></text:p>
            <text:p text:style-name="P37"><text:placeholder text:placeholder-type="text">&lt;@for comment item.Comment&gt;</text:placeholder></text:p>
            <text:p text:style-name="P36"><text:placeholder text:placeholder-type="text">&lt;$comment&gt;</text:placeholder></text:p>
            <text:p text:style-name="P38"><text:placeholder text:placeholder-type="text">&lt;@end&gt;</text:placeholder></text:p>
          </table:table-cell>
          <table:table-cell table:style-name="Table2.A3" office:value-type="string">
            <text:p text:style-name="P32"><text:placeholder text:placeholder-type="text">&lt;$item.Quantity&gt;</text:placeholder></text:p>
          </table:table-cell>
          <table:table-cell table:style-name="Table2.A3" table:number-columns-spanned="2" office:value-type="string">
            <text:p text:style-name="P40"><text:placeholder text:placeholder-type="text">&lt;$item.Price&gt;</text:placeholder></text:p>
          </table:table-cell>
          <table:covered-table-cell/>
          <table:table-cell table:style-name="Table2.A3" office:value-type="string">
            <text:p text:style-name="P40"><text:placeholder text:placeholder-type="text">&lt;$item.Amount&gt;</text:placeholder></text:p>
          </table:table-cell>
        </table:table-row>
        <table:table-row table:style-name="Table2.4">
          <table:table-cell table:style-name="Table2.A4" table:number-columns-spanned="6" office:value-type="string">
            <text:p text:style-name="P24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C5" table:number-columns-spanned="2" office:value-type="string">
            <text:p text:style-name="P25">Invoice Subtotal</text:p>
          </table:table-cell>
          <table:covered-table-cell/>
          <table:table-cell table:style-name="Table2.C5" table:number-columns-spanned="2" office:value-type="string">
            <text:p text:style-name="P31"><text:placeholder text:placeholder-type="text">&lt;$Invoice.TotalExVat&gt;</text:placeholder></text:p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6" table:number-columns-spanned="2" office:value-type="string">
            <text:p text:style-name="P25">VAT Charge</text:p>
          </table:table-cell>
          <table:covered-table-cell/>
          <table:table-cell table:style-name="Table2.C6" table:number-columns-spanned="2" office:value-type="string">
            <text:p text:style-name="P28"><text:placeholder text:placeholder-type="text">&lt;$Invoice.VatRate&gt;</text:placeholder></text:p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6" table:number-columns-spanned="2" office:value-type="string">
            <text:p text:style-name="P26">Sales VAT <text:span text:style-name="T8">(%)</text:span></text:p>
          </table:table-cell>
          <table:covered-table-cell/>
          <table:table-cell table:style-name="Table2.C6" table:number-columns-spanned="2" office:value-type="string">
            <text:p text:style-name="P28"><text:placeholder text:placeholder-type="text">&lt;$Invoice.TotalVat&gt;</text:placeholder></text:p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6" table:number-columns-spanned="2" office:value-type="string">
            <text:p text:style-name="P44"><text:placeholder text:placeholder-type="text">&lt;@IF Invoice.PrintIrpf&gt;</text:placeholder></text:p>
          </table:table-cell>
          <table:covered-table-cell/>
          <table:table-cell table:style-name="Table2.C6" table:number-columns-spanned="2" office:value-type="string">
            <text:p text:style-name="P28"/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6" table:number-columns-spanned="2" office:value-type="string">
            <text:p text:style-name="P30">IRPF <text:span text:style-name="T8">(%)</text:span></text:p>
          </table:table-cell>
          <table:covered-table-cell/>
          <table:table-cell table:style-name="Table2.C6" table:number-columns-spanned="2" office:value-type="string">
            <text:p text:style-name="P29"><text:placeholder text:placeholder-type="text">&lt;$Invoice.totalIrpf&gt;</text:placeholder></text:p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6" table:number-columns-spanned="2" office:value-type="string">
            <text:p text:style-name="P44"><text:placeholder text:placeholder-type="text">&lt;@end&gt;</text:placeholder></text:p>
          </table:table-cell>
          <table:covered-table-cell/>
          <table:table-cell table:style-name="Table2.C6" table:number-columns-spanned="2" office:value-type="string">
            <text:p text:style-name="P27"/>
          </table:table-cell>
          <table:covered-table-cell/>
        </table:table-row>
        <table:table-row table:style-name="Table2.5">
          <table:table-cell table:style-name="Table2.A6" table:number-columns-spanned="2" office:value-type="string">
            <text:p text:style-name="Standard"/>
          </table:table-cell>
          <table:covered-table-cell/>
          <table:table-cell table:style-name="Table2.C11" table:number-columns-spanned="2" office:value-type="string">
            <text:p text:style-name="P54"><text:span text:style-name="T2">TOTAL </text:span><text:span text:style-name="T3">INVOICE</text:span></text:p>
          </table:table-cell>
          <table:covered-table-cell/>
          <table:table-cell table:style-name="Table2.C11" table:number-columns-spanned="2" office:value-type="string">
            <text:p text:style-name="P12"><text:placeholder text:placeholder-type="text">&lt;$Invoice.GrandTotal&gt;</text:placeholder></text:p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5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b1435b" style:font-size-asian="5.25pt" style:font-size-complex="6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4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1435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1435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1435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715a4" officeooo:paragraph-rsid="00b871a5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1435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1435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T1" style:family="text">
      <style:text-properties officeooo:rsid="00af823b"/>
    </style:style>
    <style:style style:name="M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frame draw:style-name="Mfr2" draw:name="Logo" text:anchor-type="as-char" svg:width="1.4366in" svg:height="0.8272in" draw:z-index="1"><draw:image xlink:href="Pictures/10000001000001CF0000010B810FC21B518C41BD.png" xlink:type="simple" xlink:show="embed" xlink:actuate="onLoad" draw:mime-type="image/png"/></draw:frame></text:p>
            </table:table-cell>
            <table:table-cell table:style-name="Table3.B1" office:value-type="string">
              <table:table table:name="Table4" table:style-name="Table4">
                <table:table-column table:style-name="Table4.A"/>
                <table:table-column table:style-name="Table4.B"/>
                <table:table-row table:style-name="TableLine2072116669104">
                  <table:table-cell table:style-name="Table4.A1" office:value-type="string">
                    <text:p text:style-name="MP4"/>
                  </table:table-cell>
                  <table:table-cell table:style-name="Table4.A1" office:value-type="string">
                    <text:p text:style-name="MP5"/>
                  </table:table-cell>
                </table:table-row>
                <table:table-row table:style-name="Table4.2">
                  <table:table-cell table:style-name="Table4.A2" office:value-type="string">
                    <text:p text:style-name="MP6"><text:placeholder text:placeholder-type="text">&lt;$Invoice.Title&gt;</text:placeholder><text:span text:style-name="MT1"><text:s/></text:span></text:p>
                  </table:table-cell>
                  <table:table-cell table:style-name="Table4.A2" office:value-type="string">
                    <text:p text:style-name="MP5"><text:placeholder text:placeholder-type="text">&lt;$Invoice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7"/>
                  </table:table-cell>
                  <table:table-cell table:style-name="Table4.A2" office:value-type="string">
                    <text:p text:style-name="MP8"><draw:frame draw:style-name="Mfr3" draw:name="Barcode" text:anchor-type="as-char" svg:width="2.4217in" svg:height="0.3228in" draw:z-index="2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3"/>
            </table:table-cell>
          </table:table-row>
        </table:table>
        <text:p text:style-name="MP1"/>
      </style:header>
      <style:footer>
        <text:p text:style-name="Footer"><draw:frame draw:style-name="Mfr1" draw:name="Image2" text:anchor-type="paragraph" svg:width="8.2701in" svg:height="1.5799in" draw:z-index="0"><draw:image xlink:href="Pictures/10000000000009B1000001D932C73F88A1368FF2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05-17T09:38:19.528000000</dc:date>
    <meta:editing-duration>PT9H17M35S</meta:editing-duration>
    <meta:editing-cycles>128</meta:editing-cycles>
    <meta:generator>LibreOffice/7.3.2.2$Windows_X86_64 LibreOffice_project/49f2b1bff42cfccbd8f788c8dc32c1c309559be0</meta:generator>
    <meta:document-statistic meta:table-count="4" meta:image-count="3" meta:object-count="0" meta:page-count="1" meta:paragraph-count="79" meta:word-count="114" meta:character-count="1199" meta:non-whitespace-character-count="1160"/>
  </office:meta>
</office:document-meta>
</file>